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5041786f-7fff-c4e1-0603-ad8fb62e2af9"/>Master ducim! What a surprise seeing you again, here, in my domain.</text:p>
      <text:p text:style-name="Text_20_body"/>
      <text:p text:style-name="P1">Pleasure to see you grizzly, it's been ages.</text:p>
      <text:p text:style-name="Text_20_body"/>
      <text:p text:style-name="P1">I have abandoned that name and that life, ducim. My name is Mafol Voice Smith, baroness of angrylashes, and you would be wise to remember that.</text:p>
      <text:p text:style-name="Text_20_body"/>
      <text:p text:style-name="P1">I will keep that in mind.</text:p>
      <text:p text:style-name="Text_20_body"/>
      <text:p text:style-name="P1">I've heard you've been enjoying the contents of my library, haven't you?</text:p>
      <text:p text:style-name="Text_20_body"/>
      <text:p text:style-name="P1">I find your collection to be somewhat limited, but quite entertaining, yes. Especially the ones from (FR). </text:p>
      <text:p text:style-name="P1">[Pause]</text:p>
      <text:p text:style-name="P1">you stole these from the elves, didn't you?</text:p>
      <text:p text:style-name="Text_20_body"/>
      <text:p text:style-name="P1">That place has fallen to the flies, so technically not. I see it as securing valuable assets on behalf of our allies.</text:p>
      <text:p text:style-name="Text_20_body"/>
      <text:p text:style-name="P1">O! And when exactly was an alliance signed between the elves and the lanterns?</text:p>
      <text:p text:style-name="Text_20_body"/>
      <text:p text:style-name="P1">There wasn't, and probably won't be. I've secured tribute from one of the forest retreats, on behalf of angrylashes. The official delegation should arrive in autumn, just as.</text:p>
      <text:p text:style-name="Text_20_body"/>
      <text:p text:style-name="P1">Just as the liaison from the mountain homes arrives with the yearly caravan. I see.</text:p>
      <text:p text:style-name="Text_20_body"/>
      <text:p text:style-name="P1">And once their alliegance is official, all military action against the flies in the eleven domain will be justified.</text:p>
      <text:p text:style-name="Text_20_body"/>
      <text:p text:style-name="P1">I admire the plotting, I really do. But we are officially at war. You shouldn't have to go though such lengths just to attack our enemies</text:p>
      <text:p text:style-name="Text_20_body"/>
      <text:p text:style-name="P1">I wish it was that easy. But the current situation at lashman substantially limits my options.</text:p>
      <text:p text:style-name="Text_20_body"/>
      <text:p text:style-name="P1">So it's an excuse. You want to assist the war efforts, but don't want to be branded a traitor to dwarf kind for not sending your troops across the country. </text:p>
      <text:p text:style-name="Text_20_body"/>
      <text:p text:style-name="P1">Want is a bit of an overstatement, but I did not come here to talk military politics with you.</text:p>
      <text:p text:style-name="Text_20_body"/>
      <text:p text:style-name="P1">I thought as much. I'm sure you are wondering what brought me here, to your domain, dear <text:soft-page-break/>baroness?</text:p>
      <text:p text:style-name="Text_20_body"/>
      <text:p text:style-name="P1">[Silence, stare]</text:p>
      <text:p text:style-name="Text_20_body"/>
      <text:p text:style-name="P1">I came here probably for the same reasons as you.</text:p>
      <text:p text:style-name="Text_20_body"/>
      <text:p text:style-name="P1">Explain.</text:p>
      <text:p text:style-name="Text_20_body"/>
      <text:p text:style-name="P1">Bah! I wish I could. </text:p>
      <text:p text:style-name="Text_20_body"/>
      <text:p text:style-name="P1">[Silence]</text:p>
      <text:p text:style-name="Text_20_body"/>
      <text:p text:style-name="P1">This place feels... weird. Wrong even. And I have no idea how to describe it. But it is somehow linked to artefacts. I'm certain you noticed it as well.</text:p>
      <text:p text:style-name="Text_20_body"/>
      <text:p text:style-name="P1">[Mafol sighs]</text:p>
      <text:p text:style-name="P1">I was hoping for a bit more insight from a wise old dwarf like yourself.</text:p>
      <text:p text:style-name="Text_20_body"/>
      <text:p text:style-name="P1">Old! Who are you calling old?! I've brought 2 younglings with me! So I will have you know, I'm still young enough to get the job done!</text:p>
      <text:p text:style-name="Text_20_body"/>
      <text:p text:style-name="P1">[Silence]</text:p>
      <text:p text:style-name="Text_20_body"/>
      <text:p text:style-name="P1">According to all records I could get my hands on, there has never before been so many artefacts created at a single place, over such a short period of time.</text:p>
      <text:p text:style-name="Text_20_body"/>
      <text:p text:style-name="P1">Fascinating. Great work. But that's not all, is it? </text:p>
      <text:p text:style-name="Text_20_body"/>
      <text:p text:style-name="P1">There wouldn't be a point in interrogating you if I already knew everything, now would there? </text:p>
      <text:p text:style-name="P1">[Pause]</text:p>
      <text:p text:style-name="P1">I have told you what I know. Your turn.</text:p>
      <text:p text:style-name="P1">[Silence]</text:p>
      <text:p text:style-name="P1">Tell me, where did you store the hammer?</text:p>
      <text:p text:style-name="P1">[Silence]</text:p>
      <text:p text:style-name="P1">You've kept it by your side since the day we met, and now it's gone. Isn't that... Weird?</text:p>
      <text:p text:style-name="P1">[Silence]</text:p>
      <text:p text:style-name="P1">And I bet you have no memory of losing it, too.</text:p>
      <text:p text:style-name="Text_20_body"/>
      <text:p text:style-name="P1">You will tell no one of this, under punishment of death by volcano.</text:p>
      <text:p text:style-name="Text_20_body"/>
      <text:p text:style-name="P1"><text:soft-page-break/>How are we supposed to address this without talking about it? You are not the only one who..</text:p>
      <text:p text:style-name="Text_20_body"/>
      <text:p text:style-name="P1">Enough, mention this no further. And if you think I'll let you sit around and rot in the library then you are mistaken. Starting today, you will fullfil the role of fort messenger, which means you will have to attend council meetings with me. I expect your insight and full cooperation.</text:p>
      <text:p text:style-name="Text_20_body"/>
      <text:p text:style-name="P1">You made a council already?</text:p>
      <text:p text:style-name="Text_20_body"/>
      <text:p text:style-name="P1">What do you mean by already? I should have made one the moment I was elected baroness!</text:p>
      <text:p text:style-name="Text_20_body"/>
      <text:p text:style-name="P1">Regardless, I humbly accept the position. Though I believe I will be most helpful to your cause doing research, rather than strolling around the country side.</text:p>
      <text:p text:style-name="Text_20_body"/>
      <text:p text:style-name="P1">It's just a title to justify your inclusion in the meetings. I think this covers the most pressing matters. We can catch up on gossip some other time.</text:p>
      <text:p text:style-name="Text_20_body"/>
      <text:p text:style-name="P1">Before we part, could you please tell me, how do you deal with the "consumption" situation.</text:p>
      <text:p text:style-name="Text_20_body"/>
      <text:p text:style-name="P1">Officially - I am afflicted with a rare condition that makes me convulse upon injesting alcohol. </text:p>
      <text:p text:style-name="Text_20_body"/>
      <text:p text:style-name="P1">And... Un-officaly?</text:p>
      <text:p text:style-name="Text_20_body"/>
      <text:p text:style-name="P1">The smarter ones probably know by now, or at least suspect what's going on. But it doesn't seem like anyone relevant wants to make a move, so it's fine for now.</text:p>
      <text:p text:style-name="Text_20_body"/>
      <text:p text:style-name="P1">Excellent. Then I stop you no further. Stay safe.</text:p>
      <text:p text:style-name="Text_20_body"/>
      <text:p text:style-name="P1">Goodby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7M31S</meta:editing-duration>
    <meta:editing-cycles>3</meta:editing-cycles>
    <meta:generator>OpenOffice/4.1.13$Win32 OpenOffice.org_project/4113m1$Build-9810</meta:generator>
    <dc:date>2023-02-10T18:27:41.69</dc:date>
    <meta:document-statistic meta:table-count="0" meta:image-count="0" meta:object-count="0" meta:page-count="3" meta:paragraph-count="52" meta:word-count="728" meta:character-count="3978"/>
    <dc:creator>Jakub </dc:creator>
    <meta:user-defined meta:name="Info 1"/>
    <meta:user-defined meta:name="Info 2"/>
    <meta:user-defined meta:name="Info 3"/>
    <meta:user-defined meta:name="Info 4"/>
  </office:meta>
</office:document-meta>
</file>